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83in" svg:height="3.5453in" svg:x="1.7449in" svg:y="0.3031in">
            <draw:object draw:notify-on-update-of-ranges="Sheet1.B2:Sheet1.B58 Sheet1.C2:Sheet1.C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6" calcext:value-type="float">
            <text:p>2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3:24:59.427678184</dc:date>
    <meta:document-statistic meta:table-count="1" meta:cell-count="174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line" chart:style-name="ch1">
        <chart:title svg:x="3.986cm" svg:y="0.316cm" chart:style-name="ch2">
          <text:p>Negative examples (With 3x ball speed)</text:p>
        </chart:title>
        <chart:legend chart:legend-position="end" svg:x="11.082cm" svg:y="3.955cm" style:legend-expansion="high" chart:style-name="ch3"/>
        <chart:plot-area chart:style-name="ch4" table:cell-range-address="Sheet1.B2:Sheet1.C58" chart:data-source-has-labels="row" svg:x="1.331cm" svg:y="1.661cm" svg:width="9.111cm" svg:height="6.184cm">
          <chartooo:coordinate-region svg:x="2.323cm" svg:y="1.86cm" svg:width="7.979cm" svg:height="5.193cm"/>
          <chart:axis chart:dimension="x" chart:name="primary-x" chart:style-name="ch5">
            <chart:title svg:x="5.101cm" svg:y="8.025cm" chart:style-name="ch6">
              <text:p>Threshold</text:p>
            </chart:title>
          </chart:axis>
          <chart:axis chart:dimension="y" chart:name="primary-y" chart:style-name="ch5">
            <chart:title svg:x="0.451cm" svg:y="7.416cm" chart:style-name="ch7">
              <text:p>No. of anomaly detected (Max 4000)</text:p>
            </chart:title>
            <chart:grid chart:style-name="ch8" chart:class="major"/>
          </chart:axis>
          <chart:series chart:style-name="ch9" chart:values-cell-range-address="Sheet1.B2:Sheet1.B58" chart:label-cell-address="anomaly_inside_box" chart:class="chart:line">
            <chart:data-point chart:repeated="57"/>
          </chart:series>
          <chart:series chart:style-name="ch10" chart:values-cell-range-address="Sheet1.C2:Sheet1.C58" chart:label-cell-address="all_anomolies_detected" chart:class="chart:line"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maly_inside_box</text:p>
              </table:table-cell>
              <table:table-cell office:value-type="string">
                <text:p>all_anomolies_det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">
                <text:p>401</text:p>
                <draw:g>
                  <svg:desc>Sheet1.B2:Sheet1.B58</svg:desc>
                </draw:g>
              </table:table-cell>
              <table:table-cell office:value-type="float" office:value="3874">
                <text:p>3874</text:p>
                <draw:g>
                  <svg:desc>Sheet1.C2:Sheet1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4">
                <text:p>494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8">
                <text:p>37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">
                <text:p>344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">
                <text:p>28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4">
                <text:p>37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">
                <text:p>31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">
                <text:p>24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">
                <text:p>26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">
                <text:p>17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">
                <text:p>24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">
                <text:p>21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">
                <text:p>16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">
                <text:p>1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